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4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5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6" style:family="paragraph" style:parent-style-name="Standard" style:list-style-name="L1">
      <style:text-properties fo:color="#0066cc" fo:font-weight="normal" officeooo:rsid="00185ff0" officeooo:paragraph-rsid="00185ff0" style:font-weight-asian="normal" style:font-weight-complex="normal"/>
    </style:style>
    <style:style style:name="P7" style:family="paragraph" style:parent-style-name="Standard" style:list-style-name="L2">
      <style:text-properties fo:color="#996600" fo:font-weight="normal" officeooo:rsid="00185ff0" officeooo:paragraph-rsid="00185ff0" style:font-weight-asian="normal" style:font-weight-complex="normal"/>
    </style:style>
    <style:style style:name="P8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9" style:family="paragraph" style:parent-style-name="Standard">
      <style:text-properties fo:color="#000000" fo:font-weight="bold" officeooo:rsid="00185ff0" officeooo:paragraph-rsid="00185ff0" style:font-weight-asian="bold" style:font-weight-complex="bold"/>
    </style:style>
    <style:style style:name="T1" style:family="text">
      <style:text-properties officeooo:rsid="00165ab3"/>
    </style:style>
    <style:style style:name="T2" style:family="text">
      <style:text-properties fo:font-weight="normal" officeooo:rsid="00185ff0" style:font-weight-asian="normal" style:font-weight-complex="normal"/>
    </style:style>
    <style:style style:name="T3" style:family="text">
      <style:text-properties fo:color="#0000cc" officeooo:rsid="00185ff0"/>
    </style:style>
    <style:style style:name="T4" style:family="text">
      <style:text-properties fo:color="#0000cc" fo:font-style="italic" fo:font-weight="normal" officeooo:rsid="00185ff0" style:font-style-asian="italic" style:font-weight-asian="normal" style:font-style-complex="italic" style:font-weight-complex="normal"/>
    </style:style>
    <style:style style:name="T5" style:family="text">
      <style:text-properties fo:color="#0000cc" fo:font-style="normal" fo:font-weight="bold" officeooo:rsid="00185ff0" style:font-style-asian="normal" style:font-weight-asian="bold" style:font-style-complex="normal" style:font-weight-complex="bold"/>
    </style:style>
    <style:style style:name="T6" style:family="text">
      <style:text-properties fo:color="#0000cc" fo:font-style="normal" officeooo:rsid="00185ff0" style:font-style-asian="normal" style:font-style-complex="normal"/>
    </style:style>
    <style:style style:name="T7" style:family="text">
      <style:text-properties fo:font-style="normal" officeooo:rsid="00185ff0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5L2 Notes</text:p>
      <text:p text:style-name="P3"/>
      <text:p text:style-name="P4">Objectives: </text:p>
      <text:list xml:id="list315826982641226579" text:style-name="L1">
        <text:list-item>
          <text:p text:style-name="P6">Interpret the prefixes in the names of molecular compounds in terms of their chemical formulas</text:p>
        </text:list-item>
        <text:list-item>
          <text:p text:style-name="P6">Apply the rules for naming and writing formulas for binary molecular compouds.</text:p>
        </text:list-item>
      </text:list>
      <text:p text:style-name="P4"><text:tab/></text:p>
      <text:p text:style-name="P4">Key Concepts:</text:p>
      <text:list xml:id="list1976707612423981190" text:style-name="L2">
        <text:list-item>
          <text:p text:style-name="P7">What does a prefix in the name of a binary molecular compound tell you about the compound's composition?</text:p>
        </text:list-item>
        <text:list-item>
          <text:p text:style-name="P7">How do you write the formula for a binary molecular compound?</text:p>
        </text:list-item>
      </text:list>
      <text:p text:style-name="P1"/>
      <text:p text:style-name="P2">Vocabulary / <text:span text:style-name="T1">Important</text:span>:</text:p>
      <text:p text:style-name="P1"/>
      <text:p text:style-name="P9">Naming Molecular Compounds</text:p>
      <text:p text:style-name="P1"/>
      <text:p text:style-name="P1"><text:tab/><text:span text:style-name="T3">The prefix in the name of a binary molecular compound tells how many atoms of each <text:tab/>element are present in each molecule of the compound. </text:span><text:span text:style-name="T2">Mono- ; one, Di- ; two</text:span></text:p>
      <text:p text:style-name="P1"><text:span text:style-name="T2"/></text:p>
      <text:p text:style-name="P1"><text:span text:style-name="T2"><text:tab/></text:span><text:span text:style-name="T3">The names of all binary molecular compounds ends in </text:span><text:span text:style-name="T4">-ide.</text:span></text:p>
      <text:p text:style-name="P1"><text:span text:style-name="T5"/></text:p>
      <text:p text:style-name="P1"><text:span text:style-name="T6"><text:tab/>Use the prefixes in the name to tell you the subscript of each element in the formula. Then <text:tab/>write the correct symbols for the two elements with the appropriate subscripts.</text:span></text:p>
      <text:p text:style-name="P1"><text:span text:style-name="T6"/></text:p>
      <text:p text:style-name="P1"><text:span text:style-name="T7">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5-12-23T14:58:43.951341109</dc:date>
    <meta:editing-duration>PT12M19S</meta:editing-duration>
    <meta:editing-cycles>2</meta:editing-cycles>
    <meta:generator>LibreOffice/4.4.5.2$Linux_X86_64 LibreOffice_project/40$Build-2</meta:generator>
    <meta:document-statistic meta:table-count="0" meta:image-count="0" meta:object-count="0" meta:page-count="1" meta:paragraph-count="14" meta:word-count="143" meta:character-count="820" meta:non-whitespace-character-count="687"/>
  </office:meta>
</office:document-meta>
</file>